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8ea" officeooo:paragraph-rsid="0003c8ea"/>
    </style:style>
    <style:style style:name="P2" style:family="paragraph" style:parent-style-name="Standard" style:list-style-name="L1">
      <style:text-properties officeooo:rsid="0003c8ea" officeooo:paragraph-rsid="0003c8ea"/>
    </style:style>
    <style:style style:name="P3" style:family="paragraph" style:parent-style-name="Standard" style:list-style-name="L1">
      <style:text-properties officeooo:paragraph-rsid="0003c8ea"/>
    </style:style>
    <style:style style:name="P4" style:family="paragraph" style:parent-style-name="Standard">
      <style:text-properties officeooo:paragraph-rsid="0003c8ea"/>
    </style:style>
    <style:style style:name="P5" style:family="paragraph" style:parent-style-name="Standard" style:list-style-name="L1">
      <style:text-properties officeooo:rsid="000516c0" officeooo:paragraph-rsid="000516c0"/>
    </style:style>
    <style:style style:name="P6" style:family="paragraph" style:parent-style-name="Standard" style:list-style-name="L1">
      <style:text-properties officeooo:rsid="00052496" officeooo:paragraph-rsid="00052496"/>
    </style:style>
    <style:style style:name="P7" style:family="paragraph" style:parent-style-name="Standard">
      <style:text-properties officeooo:rsid="00052496" officeooo:paragraph-rsid="00052496"/>
    </style:style>
    <style:style style:name="P8" style:family="paragraph" style:parent-style-name="Standard" style:list-style-name="L1">
      <style:text-properties officeooo:rsid="0005d151" officeooo:paragraph-rsid="0005d151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dd759" officeooo:paragraph-rsid="0005d151" style:font-weight-asian="bold" style:font-weight-complex="bold"/>
    </style:style>
    <style:style style:name="P10" style:family="paragraph" style:parent-style-name="Standard">
      <style:text-properties officeooo:paragraph-rsid="0005d151"/>
    </style:style>
    <style:style style:name="T1" style:family="text">
      <style:text-properties officeooo:rsid="0003c8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8ea" style:font-weight-asian="bold" style:font-weight-complex="bold"/>
    </style:style>
    <style:style style:name="T4" style:family="text">
      <style:text-properties fo:font-weight="bold" officeooo:rsid="000516c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d151" style:font-weight-asian="normal" style:font-weight-complex="normal"/>
    </style:style>
    <style:style style:name="T7" style:family="text">
      <style:text-properties officeooo:rsid="000516c0"/>
    </style:style>
    <style:style style:name="T8" style:family="text">
      <style:text-properties officeooo:rsid="00052496"/>
    </style:style>
    <style:style style:name="T9" style:family="text">
      <style:text-properties officeooo:rsid="0005d151"/>
    </style:style>
    <style:style style:name="T10" style:family="text">
      <style:text-properties officeooo:rsid="0003a2e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ab: <text:span text:style-name="T9">Routing</text:span></text:p>
      <text:p text:style-name="P9">Introducción a <text:span text:style-name="T9">Enrutamiento Estático y Enrutamiento Dinámico</text:span></text:p>
      <text:p text:style-name="P10"/>
      <text:p text:style-name="P4"/>
      <text:p text:style-name="P4"/>
      <text:list xml:id="list4188394732" text:style-name="L1">
        <text:list-item>
          <text:p text:style-name="P3"><text:span text:style-name="T1">Utilizando las </text:span><text:span text:style-name="T3">direcciones de red</text:span><text:span text:style-name="T1"> puestas en cada área con colores, realiza las configuraciones necesarias para cada subred. Asegurar el direccionamiento IP en cada dispositivos de acuerdo a la red/subred en que esta.</text:span></text:p>
        </text:list-item>
      </text:list>
      <text:p text:style-name="P4"/>
      <text:list xml:id="list123920479127412" text:continue-numbering="true" text:style-name="L1">
        <text:list-item>
          <text:p text:style-name="P2">Configurar los 3 <text:span text:style-name="T8">R</text:span>outer<text:span text:style-name="T8">s</text:span> utilizando enrutamiento estático.</text:p>
        </text:list-item>
      </text:list>
      <text:p text:style-name="P1"/>
      <text:list xml:id="list123920645766230" text:continue-numbering="true" text:style-name="L1">
        <text:list-item>
          <text:p text:style-name="P2">Asegurar que el PC en la red 192.168.1.0/24 pueda conectarse con la PC de la red 192.168.2.0/24 y con la PC de la red 192.168.3.0/24. <text:span text:style-name="T7">Realizar pruebas de conexión con el comando </text:span><text:span text:style-name="T4">ping</text:span><text:span text:style-name="T7">.</text:span></text:p>
          <text:p text:style-name="P2"/>
        </text:list-item>
        <text:list-item>
          <text:p text:style-name="P5">Asegurar la conexión entre todos los dispositivos en la red. Utilizar el comando <text:span text:style-name="T2">ping</text:span><text:span text:style-name="T5">.</text:span></text:p>
          <text:p text:style-name="P5"/>
        </text:list-item>
        <text:list-item>
          <text:p text:style-name="P6">Utiliza el comando Traceroute o Tracert (Windows PC) para ver las rutas por donde pase los paquetes.</text:p>
        </text:list-item>
      </text:list>
      <text:p text:style-name="P7"/>
      <text:list xml:id="list123919340757290" text:continue-numbering="true" text:style-name="L1">
        <text:list-item>
          <text:p text:style-name="P6">Utilizando la misma topología (pueden crean una copia), eliminan las rutas estáticas previamente configurados en los 3 Routers y configura los para utilizar enrutamiento dinámico. <text:span text:style-name="T2">Utilizan el protocolo RIPv2.</text:span></text:p>
          <text:p text:style-name="P6"><text:span text:style-name="T2"/></text:p>
        </text:list-item>
        <text:list-item>
          <text:p text:style-name="P6"><text:span text:style-name="T5">Revisar las tabla de enrutamiento </text:span><text:span text:style-name="T6">y asegurar el enrutamiento.</text:span></text:p>
          <text:p text:style-name="P6"><text:span text:style-name="T6"/></text:p>
        </text:list-item>
        <text:list-item>
          <text:p text:style-name="P8"><text:span text:style-name="T6">R</text:span><text:span text:style-name="T5">epetir el paso </text:span><text:span text:style-name="T2">3, 4 y5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NI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0:03:52.203809707</meta:creation-date>
    <dc:date>2025-05-24T12:39:19.063389725</dc:date>
    <meta:editing-duration>PT3M56S</meta:editing-duration>
    <meta:editing-cycles>1</meta:editing-cycles>
    <meta:document-statistic meta:table-count="0" meta:image-count="0" meta:object-count="0" meta:page-count="1" meta:paragraph-count="10" meta:word-count="165" meta:character-count="1024" meta:non-whitespace-character-count="877"/>
    <meta:generator>LibreOffice/7.3.7.2$Linux_X86_64 LibreOffice_project/30$Build-2</meta:generator>
  </office:meta>
</office:document-meta>
</file>